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picrisis Enf</text:title></text:p>
      <text:p text:style-name="OrgTitle"/>
      <text:p text:style-name="OrgSubtitle"><text:initial-creator>Pedro Busto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139c58">1. Introducción</text:a></text:p>
          <text:p text:style-name="Contents_20_1"><text:a xlink:type="simple" xlink:href="#org9d31433">2. Datos Paciente</text:a></text:p>
          <text:p text:style-name="Contents_20_1"><text:a xlink:type="simple" xlink:href="#orgcd0f0b5">3. Campos con texto libre</text:a></text:p>
          <text:p text:style-name="Contents_20_1"><text:a xlink:type="simple" xlink:href="#org6480c65">4. Entrega de documentación</text:a></text:p>
          <text:p text:style-name="Contents_20_1"><text:a xlink:type="simple" xlink:href="#org415fccd">5. Responsable</text:a></text:p>
        </text:index-body>
      </text:table-of-content>
      <text:h text:style-name="Heading_20_1" text:outline-level="1" text:is-list-header="false">
<text:bookmark-start text:name="OrgXref.orge139c58"/>
<text:bookmark text:name="orge139c58"/>Introducción
<text:bookmark-end text:name="OrgXref.orge139c58"/></text:h>
      <text:p text:style-name="Text_20_body">A continuación se detalla la relación de la información del informe correspondiente en la base de datos en el siguente formato:
</text:p>
      <text:list text:style-name="OrgBulletedList" text:continue-numbering="false">
        <text:list-item>
          <text:p text:style-name="Text_20_body">CAMPO_BD   = Campos informe
</text:p>
        </text:list-item>
      </text:list>
      <text:h text:style-name="Heading_20_1" text:outline-level="1" text:is-list-header="false">
<text:bookmark-start text:name="OrgXref.org9d31433"/>
<text:bookmark text:name="org9d31433"/>Datos Paciente
<text:bookmark-end text:name="OrgXref.org9d31433"/></text:h>
      <text:list text:style-name="OrgBulletedList" text:continue-numbering="false">
        <text:list-item>
          <text:p text:style-name="Text_20_body">PAC_NUMFICHA, ING_CORREL   = Diag. Ingreso, Diag. Egreso, Fecha Ingreso, Fecha Egreso, Médico Tratante, Alergias, Habitación
</text:p>
        </text:list-item>
        <text:list-item>
          <text:p text:style-name="Text_20_body">PAC_CORREL   = Nombre, Rut
</text:p>
        </text:list-item>
        <text:list-item>
          <text:p text:style-name="Text_20_body">MAL_CODIGO   = Destino
</text:p>
        </text:list-item>
      </text:list>
      <text:h text:style-name="Heading_20_1" text:outline-level="1" text:is-list-header="false">
<text:bookmark-start text:name="OrgXref.orgcd0f0b5"/>
<text:bookmark text:name="orgcd0f0b5"/>Campos con texto libre
<text:bookmark-end text:name="OrgXref.orgcd0f0b5"/></text:h>
      <text:list text:style-name="OrgBulletedList" text:continue-numbering="false">
        <text:list-item>
          <text:p text:style-name="Text_20_body">HEE_COMENTARIO_ENF   = Comentario de enfermería
</text:p>
        </text:list-item>
        <text:list-item>
          <text:p text:style-name="Text_20_body">HEE_EX_RESULTADO_PENDIENTE   = Exámenes con resultado pendiente
</text:p>
        </text:list-item>
        <text:list-item>
          <text:p text:style-name="Text_20_body">HEE_INDICACIONES_MEDICAS   = Indicaciones médicas
</text:p>
        </text:list-item>
        <text:list-item>
          <text:p text:style-name="Text_20_body">HEE_EDUCACION_ALTA   = Educación al Alta
</text:p>
        </text:list-item>
      </text:list>
      <text:h text:style-name="Heading_20_1" text:outline-level="1" text:is-list-header="false">
<text:bookmark-start text:name="OrgXref.org6480c65"/>
<text:bookmark text:name="org6480c65"/>Entrega de documentación
<text:bookmark-end text:name="OrgXref.org6480c65"/></text:h>
      <text:p text:style-name="Text_20_body">En la BD están indentificadas como char ’s’ y ’n’ ya que éstos campos son “checks”
</text:p>
      <text:list text:style-name="OrgBulletedList" text:continue-numbering="false">
        <text:list-item>
          <text:p text:style-name="Text_20_body">HEE_REGIMEN_NUTRI   = Régimen Nutricionista
</text:p>
        </text:list-item>
        <text:list-item>
          <text:p text:style-name="Text_20_body">HEE_EEG   = EEG
</text:p>
        </text:list-item>
        <text:list-item>
          <text:p text:style-name="Text_20_body">HEE_ECG   = ECG
</text:p>
        </text:list-item>
        <text:list-item>
          <text:p text:style-name="Text_20_body">HEE_CULTIVOS   = Cultivos
</text:p>
        </text:list-item>
        <text:list-item>
          <text:p text:style-name="Text_20_body">HEE_BIOPSIA   = Biopsia
</text:p>
        </text:list-item>
        <text:list-item>
          <text:p text:style-name="Text_20_body">HEE_RADIOGRAFIAS   = Radiografías
</text:p>
        </text:list-item>
        <text:list-item>
          <text:p text:style-name="Text_20_body">HEE_TAC   = TAC
</text:p>
        </text:list-item>
        <text:list-item>
          <text:p text:style-name="Text_20_body">HEE_EX_LABORATORIO   = Ex Laboratorio
</text:p>
        </text:list-item>
        <text:list-item>
          <text:p text:style-name="Text_20_body">HEE_EPICRISIS_MEDICA   = Epircisis Médica
</text:p>
        </text:list-item>
        <text:list-item>
          <text:p text:style-name="Text_20_body">HEE_RECETA   = Receta
</text:p>
        </text:list-item>
        <text:list-item>
          <text:p text:style-name="Text_20_body">HEE_TERMOMETRO   = Termómetro
</text:p>
        </text:list-item>
        <text:list-item>
          <text:p text:style-name="Text_20_body">HEE_PROTESIS_ORTESIS_LENTES   = Prótesis, Ortesis, Lentes
</text:p>
        </text:list-item>
        <text:list-item>
          <text:p text:style-name="Text_20_body">HEE_ECOGRAFIA   = Ecografía
</text:p>
        </text:list-item>
        <text:list-item>
          <text:p text:style-name="Text_20_body">HEE_OTROS   = Otros
</text:p>
        </text:list-item>
      </text:list>
      <text:h text:style-name="Heading_20_1" text:outline-level="1" text:is-list-header="false">
<text:bookmark-start text:name="OrgXref.org415fccd"/>
<text:bookmark text:name="org415fccd"/>Responsable
<text:bookmark-end text:name="OrgXref.org415fccd"/></text:h>
      <text:list text:style-name="OrgBulletedList" text:continue-numbering="false">
        <text:list-item>
          <text:p text:style-name="Text_20_body">USU_LOGIN   = Enfermera / matrona
</text:p>
        </text:list-item>
        <text:list-item>
          <text:p text:style-name="Text_20_body">HEE_NOMBRE_REPRESENTANTE   = Paciente o Representante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dro Bustos</dc:creator>
    <meta:initial-creator>Pedro Bustos</meta:initial-creator>
    <dc:date>2023-05-30T15:08:18</dc:date>
    <meta:creation-date>2023-05-30T15:08:18</meta:creation-date>
    <meta:generator>Emacs 28.2 (Org mode 9.6.1)</meta:generator>
    <meta:keyword/>
    <dc:subject/>
    <dc:title>Epicrisis Enf</dc:title>
  </office:meta>
</office:document-meta>
</file>